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0CD8DD1FCBEFFEB2253.png" manifest:media-type="image/png"/>
  <manifest:file-entry manifest:full-path="Pictures/10000201000005A90000017BDC548B8AE71655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Fine_20_Dashed" svg:stroke-width="0.07cm" svg:stroke-color="#80808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1.15cm" fo:min-width="3.301cm" fo:padding-top="0.175cm" fo:padding-bottom="0.175cm" fo:padding-left="0.3cm" fo:padding-right="0.3cm" fo:wrap-option="no-wrap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7.322cm" svg:x="0.001cm" svg:y="7.6cm">
          <draw:image xlink:href="Pictures/10000201000005A90000017BDC548B8AE71655B7.png" xlink:type="simple" xlink:show="embed" xlink:actuate="onLoad">
            <text:p/>
          </draw:image>
        </draw:frame>
        <draw:frame draw:style-name="gr2" draw:text-style-name="P3" draw:layer="layout" svg:width="4.4cm" svg:height="0.962cm" svg:x="2.401cm" svg:y="13.8cm">
          <draw:text-box>
            <text:p>Colonnes : </text:p>
          </draw:text-box>
        </draw:frame>
        <draw:frame draw:style-name="gr3" draw:text-style-name="P3" draw:layer="layout" svg:width="3.399cm" svg:height="0.962cm" svg:x="7.201cm" svg:y="13.8cm">
          <draw:text-box>
            <text:p><text:s text:c="2"/>Oeuvre1</text:p>
          </draw:text-box>
        </draw:frame>
        <draw:frame draw:style-name="gr3" draw:text-style-name="P3" draw:layer="layout" svg:width="3cm" svg:height="0.962cm" svg:x="11.201cm" svg:y="13.8cm">
          <draw:text-box>
            <text:p><text:s text:c="3"/>Titre3</text:p>
          </draw:text-box>
        </draw:frame>
        <draw:line draw:style-name="gr4" draw:text-style-name="P2" draw:layer="layout" svg:x1="7.4cm" svg:y1="13.962cm" svg:x2="7.4cm" svg:y2="14.762cm">
          <text:p/>
        </draw:line>
        <draw:line draw:style-name="gr4" draw:text-style-name="P2" draw:layer="layout" svg:x1="7.6cm" svg:y1="13.962cm" svg:x2="7.6cm" svg:y2="14.762cm">
          <text:p/>
        </draw:line>
        <draw:line draw:style-name="gr4" draw:text-style-name="P2" draw:layer="layout" svg:x1="11.4cm" svg:y1="13.962cm" svg:x2="11.4cm" svg:y2="14.762cm">
          <text:p/>
        </draw:line>
        <draw:line draw:style-name="gr4" draw:text-style-name="P2" draw:layer="layout" svg:x1="11.6cm" svg:y1="13.962cm" svg:x2="11.6cm" svg:y2="14.76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16.959cm" svg:height="5.423cm" svg:x="4.6cm" svg:y="6.8cm">
          <draw:image xlink:href="Pictures/1000000000000281000000CD8DD1FCBEFFEB2253.png" xlink:type="simple" xlink:show="embed" xlink:actuate="onLoad">
            <text:p/>
          </draw:image>
        </draw:frame>
        <draw:custom-shape draw:style-name="gr7" draw:text-style-name="P2" draw:layer="layout" svg:width="0.4cm" svg:height="0.4cm" svg:x="8.959cm" svg:y="8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cm" svg:height="0.4cm" svg:x="9.36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cm" svg:height="0.4cm" svg:x="9.359cm" svg:y="9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6.959cm" svg:height="5.423cm" svg:x="4.6cm" svg:y="14.177cm">
          <draw:image xlink:href="Pictures/1000000000000281000000CD8DD1FCBEFFEB2253.png" xlink:type="simple" xlink:show="embed" xlink:actuate="onLoad">
            <text:p/>
          </draw:image>
        </draw:frame>
        <draw:custom-shape draw:style-name="gr8" draw:text-style-name="P2" draw:layer="layout" svg:width="0.4cm" svg:height="0.4cm" svg:x="8.95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cm" svg:height="0.4cm" svg:x="9.3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cm" svg:height="0.4cm" svg:x="9.35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cm" svg:height="1.4cm" svg:x="10.4cm" svg:y="15.6cm">
          <text:p text:style-name="P4"><text:span text:style-name="T1">Mini-dialogue</text:span></text:p>
          <draw:enhanced-geometry svg:viewBox="0 0 21600 21600" draw:glue-points="10800 0 0 10800 10800 21600 21600 10800 ?f40 ?f41" draw:text-areas="0 0 21600 21600" draw:type="rectangular-callout" draw:modifiers="-2886.81925808998 14816.27408993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4:10:35.157440104</meta:creation-date>
    <dc:date>2020-06-23T14:55:01.606417594</dc:date>
    <meta:editing-duration>PT11M4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